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Sans" officeooo:rsid="001bf3e9" officeooo:paragraph-rsid="001bf3e9"/>
    </style:style>
    <style:style style:name="P2" style:family="paragraph" style:parent-style-name="Standard">
      <style:paragraph-properties fo:text-align="center" style:justify-single-word="false"/>
      <style:text-properties style:font-name="Lucida Sans" fo:font-size="36pt" officeooo:rsid="001bf3e9" officeooo:paragraph-rsid="001bf3e9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Lucida Sans" fo:font-size="36pt" fo:font-weight="normal" officeooo:rsid="001bf3e9" officeooo:paragraph-rsid="001bf3e9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ucida Sans" fo:font-size="24pt" officeooo:rsid="001bf3e9" officeooo:paragraph-rsid="001bf3e9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Lucida Sans" fo:font-size="21pt" officeooo:rsid="001bf3e9" officeooo:paragraph-rsid="001bf3e9" style:font-size-asian="21pt" style:font-size-complex="21pt"/>
    </style:style>
    <style:style style:name="P6" style:family="paragraph" style:parent-style-name="Standard">
      <style:paragraph-properties fo:text-align="center" style:justify-single-word="false"/>
      <style:text-properties style:font-name="Lucida Sans" fo:font-size="21pt" officeooo:rsid="001c1048" officeooo:paragraph-rsid="001c1048" style:font-size-asian="21pt" style:font-size-complex="21pt"/>
    </style:style>
    <style:style style:name="P7" style:family="paragraph" style:parent-style-name="Standard">
      <style:paragraph-properties fo:text-align="end" style:justify-single-word="false"/>
      <style:text-properties style:font-name="Lucida Sans" fo:font-size="21pt" officeooo:rsid="001c1048" officeooo:paragraph-rsid="001c1048" style:font-size-asian="21pt" style:font-size-complex="21pt"/>
    </style:style>
    <style:style style:name="P8" style:family="paragraph" style:parent-style-name="Standard">
      <style:paragraph-properties fo:text-align="start" style:justify-single-word="false"/>
      <style:text-properties style:font-name="Lucida Sans" fo:font-size="12pt" officeooo:rsid="001c1048" officeooo:paragraph-rsid="001c1048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SSOUFA Hachi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OSSIER PROJET</text:p>
      <text:p text:style-name="P2"/>
      <text:p text:style-name="P4">Développeur Web Web Mobile</text:p>
      <text:p text:style-name="P5">Niveau II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2022</text:p>
      <text:p text:style-name="P6"><text:soft-page-break/>Avant-propos</text:p>
      <text:p text:style-name="P6"/>
      <text:p text:style-name="P8">Je tie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14:57:19.201000000</dc:date>
    <meta:editing-duration>PT3M44S</meta:editing-duration>
    <meta:editing-cycles>1</meta:editing-cycles>
    <meta:document-statistic meta:table-count="0" meta:image-count="0" meta:object-count="0" meta:page-count="2" meta:paragraph-count="7" meta:word-count="14" meta:character-count="90" meta:non-whitespace-character-count="83"/>
    <meta:generator>LibreOffice/7.3.2.2$Windows_X86_64 LibreOffice_project/49f2b1bff42cfccbd8f788c8dc32c1c309559be0</meta:generator>
  </office:meta>
</office:document-meta>
</file>